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actVersionMatcher.accept( ModuleRevisionId askedMrid , ModuleRevisionId found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ctVersionMatcher.isDynamic( ModuleRevisionId asked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ctVersionMatcher.ExactVersion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